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Heading_20_2">
      <style:text-properties fo:font-size="12pt" style:text-underline-style="none" style:font-size-asian="12pt" style:font-size-complex="12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TML 5 Canvas Element – Lynda.com</text:h>
      <text:p text:style-name="Text_20_body"/>
      <text:p text:style-name="Text_20_body">Pages can have more than 1 canvas – they can overlap and be transparent.</text:p>
      <text:p text:style-name="Text_20_body">Things drawn on the canvas don't become part of the DOM – if you want to manipulate something later use SVG</text:p>
      <text:p text:style-name="Text_20_body">Canvas elements start out with a black background at alpha 0</text:p>
      <text:p text:style-name="html_20_paragraph">&lt;canvas id=”canvas1” width=”400” height=”300”&gt;Fallback Content&lt;/canvas&gt;</text:p>
      <text:p text:style-name="html_20_paragraph"/>
      <text:p text:style-name="body">Width and height default to 300x150</text:p>
      <text:p text:style-name="Text_20_body">Canvas functions</text:p>
      <text:p text:style-name="Text_20_body"><text:span text:style-name="htmlInline"><text:span text:style-name="T1">toDataURL(type)</text:span></text:span><text:span text:style-name="htmlInline"> </text:span>Converts contents of the canvas to a static image – default is png</text:p>
      <text:p text:style-name="body"><text:span text:style-name="htmlInline"><text:span text:style-name="T2">getContext(ctxtID)</text:span></text:span><text:span text:style-name="htmlInline"> </text:span>Returns the drawing context for the canvas</text:p>
      <text:p text:style-name="body"/>
      <text:p text:style-name="body">How canvas compares to SVG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anvas</text:p>
            </table:table-cell>
            <table:table-cell table:style-name="Table1.B1" office:value-type="string">
              <text:p text:style-name="Table_20_Heading">SVG</text:p>
            </table:table-cell>
          </table:table-row>
        </table:table-header-rows>
        <table:table-row>
          <table:table-cell table:style-name="Table1.A2" office:value-type="string">
            <text:p text:style-name="Table_20_Contents">Elements drawn programatically</text:p>
          </table:table-cell>
          <table:table-cell table:style-name="Table1.B2" office:value-type="string">
            <text:p text:style-name="Table_20_Contents">Elements are part of the page's DOM</text:p>
          </table:table-cell>
        </table:table-row>
        <table:table-row>
          <table:table-cell table:style-name="Table1.A2" office:value-type="string">
            <text:p text:style-name="Table_20_Contents">Drawing is done with pixels</text:p>
          </table:table-cell>
          <table:table-cell table:style-name="Table1.B2" office:value-type="string">
            <text:p text:style-name="Table_20_Contents">Drawing is done with vectors</text:p>
          </table:table-cell>
        </table:table-row>
        <table:table-row>
          <table:table-cell table:style-name="Table1.A2" office:value-type="string">
            <text:p text:style-name="Table_20_Contents">Animations are not built in</text:p>
          </table:table-cell>
          <table:table-cell table:style-name="Table1.B2" office:value-type="string">
            <text:p text:style-name="Table_20_Contents">Effects like animations built-in</text:p>
          </table:table-cell>
        </table:table-row>
        <table:table-row>
          <table:table-cell table:style-name="Table1.A2" office:value-type="string">
            <text:p text:style-name="Table_20_Contents">High performance for pixel based drawing operations</text:p>
          </table:table-cell>
          <table:table-cell table:style-name="Table1.B2" office:value-type="string">
            <text:p text:style-name="Table_20_Contents">Based on standard XML syntax, which provides better accessibility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h text:style-name="P3" text:outline-level="2">Steps to drawing on the canvas</text:h>
      <text:list xml:id="list496243296" text:style-name="L1">
        <text:list-item>
          <text:p text:style-name="P1">Retrieve a reference to the canvas element</text:p>
        </text:list-item>
        <text:list-item>
          <text:p text:style-name="P1">get the drawing context from the element using getContext()</text:p>
        </text:list-item>
        <text:list-item>
          <text:p text:style-name="P1">If the result of getContext() is not null, you can start using the drawing API</text:p>
        </text:list-item>
      </text:list>
      <text:p text:style-name="Text_20_body"/>
      <text:p text:style-name="Text_20_body">Global properties in the 2d context</text:p>
      <text:p text:style-name="Text_20_body">fillStyle</text:p>
      <text:p text:style-name="Text_20_body">strokeStyle</text:p>
      <text:p text:style-name="Text_20_body">lineWidth</text:p>
      <text:p text:style-name="Text_20_body"/>
      <text:p text:style-name="Text_20_body">Use context.save() and context.restore() to save settings. Good to use at the beginning and ending of a drawing function that changes the canvas state</text:p>
      <text:p text:style-name="Text_20_body"/>
      <text:h text:style-name="Heading_20_2" text:outline-level="2"><text:soft-page-break/>Paths</text:h>
      <text:p text:style-name="Text_20_body">Use beginPath() to start, call stroke and fill after drawing path as needed</text:p>
      <text:p text:style-name="Text_20_body">Use closePath() to automatically close a path</text:p>
      <text:h text:style-name="Heading_20_3" text:outline-level="3">Bezier curves</text:h>
      <text:p text:style-name="Text_20_body">Move to the beginning location, then curve is drawn from this start point to end point using two control points c1 and c2</text:p>
      <text:p text:style-name="code_20_paragraph">bezierCurveTo(cx1, cy1, cx2, cy2, endX, endY)</text:p>
      <text:h text:style-name="Heading_20_3" text:outline-level="3">Quadratic curves</text:h>
      <text:p text:style-name="Text_20_body">drawn from a start to end point using one control point</text:p>
      <text:p text:style-name="code_20_paragraph">quadraticCurveTo(cx, cy, endX, endY)</text:p>
      <text:p text:style-name="Text_20_body"/>
      <text:h text:style-name="subHeading2" text:outline-level="2" text:is-list-header="true">Text</text:h>
      <text:p text:style-name="Text_20_body">Drawn as a path, not affected by any css. Avoid text to replace anything that needs to be accessible. </text:p>
      <text:p text:style-name="Text_20_body"/>
      <text:h text:style-name="subHeading2" text:outline-level="2" text:is-list-header="true">Shadows</text:h>
      <text:p text:style-name="Text_20_body">Attributes: </text:p>
      <text:list xml:id="list564528340" text:style-name="L2">
        <text:list-item>
          <text:p text:style-name="P2">shadowColor: Any css color string, defaults to transparent black</text:p>
        </text:list-item>
        <text:list-item>
          <text:p text:style-name="P2">shadowOffsetX: default 0</text:p>
        </text:list-item>
        <text:list-item>
          <text:p text:style-name="P2">shadowOffsetY: default 0</text:p>
        </text:list-item>
        <text:list-item>
          <text:p text:style-name="P2">shadowBlur: default 0 – must be greater to have a visible effect</text:p>
        </text:list-item>
      </text:list>
      <text:p text:style-name="Text_20_body">Patterns</text:p>
      <text:p text:style-name="Text_20_body">Use patterns or gradients in any object that has a fill or stroke property. Pattern can be created from <text:s/>an image, video (single frame) or other canvas element. Patterns can repeat in x, y, both or not at 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ody" style:family="paragraph" style:parent-style-name="Standard" style:class="text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tml_20_paragraph" style:display-name="html paragraph" style:family="paragraph" style:parent-style-name="Standard">
      <style:paragraph-properties fo:margin-top="0.0201in" fo:margin-bottom="0.0201in"/>
      <style:text-properties style:font-name="Arial" fo:font-size="11pt" style:font-size-asian="11pt" style:font-size-complex="11pt"/>
    </style:style>
    <style:style style:name="code_20_inline" style:display-name="code inline" style:family="paragraph" style:parent-style-name="body"/>
    <style:style style:name="code_20_paragraph" style:display-name="code paragraph" style:family="paragraph" style:parent-style-name="body">
      <style:paragraph-properties fo:margin-left="0.4925in" fo:margin-right="0in" fo:text-indent="0in" style:auto-text-indent="false"/>
      <style:text-properties style:font-name="Andale Mono" fo:font-size="10pt" style:font-size-asian="10pt" style:font-size-complex="10pt"/>
    </style:style>
    <style:style style:name="htmlInline" style:family="paragraph" style:parent-style-name="Text_20_body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Heading3" style:family="paragraph" style:parent-style-name="Heading_20_3"/>
    <style:style style:name="subHeading2" style:family="paragraph" style:parent-style-name="Heading_20_2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Inline" style:family="text">
      <style:text-properties style:font-name="Andale Mono" fo:font-size="11pt" style:font-size-asian="11pt" style:font-size-complex="11pt"/>
    </style:style>
    <style:style style:name="htmlInline" style:family="text">
      <style:text-properties style:font-name="Arial" fo:font-size="11pt" style:font-size-asian="11pt" style:font-size-complex="11pt"/>
    </style:style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Rainey</meta:initial-creator>
    <meta:creation-date>2011-06-07T16:28:11</meta:creation-date>
    <dc:date>2011-06-21T19:34:52</dc:date>
    <meta:editing-duration>PT23H7M25S</meta:editing-duration>
    <meta:editing-cycles>13</meta:editing-cycles>
    <meta:generator>LibreOffice/3.3$Unix LibreOffice_project/330m19$Build-202</meta:generator>
    <meta:document-statistic meta:table-count="1" meta:image-count="0" meta:object-count="0" meta:page-count="2" meta:paragraph-count="48" meta:word-count="374" meta:character-count="2228"/>
  </office:meta>
</office:document-meta>
</file>